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a93" officeooo:paragraph-rsid="0010ea93"/>
    </style:style>
    <style:style style:name="P2" style:family="paragraph" style:parent-style-name="Standard" style:list-style-name="L1">
      <style:text-properties officeooo:rsid="0010ea93" officeooo:paragraph-rsid="0010ea9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ea93" officeooo:paragraph-rsid="0010ea9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0ea93" officeooo:paragraph-rsid="0010ea93"/>
    </style:style>
    <style:style style:name="P5" style:family="paragraph" style:parent-style-name="Standard">
      <style:text-properties fo:font-style="italic" officeooo:rsid="0010ea93" officeooo:paragraph-rsid="0010ea93" style:font-style-asian="italic" style:font-style-complex="italic"/>
    </style:style>
    <style:style style:name="P6" style:family="paragraph" style:parent-style-name="Standard">
      <style:text-properties fo:font-style="normal" officeooo:rsid="0010ea93" officeooo:paragraph-rsid="0010ea93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button work</text:p>
      <text:p text:style-name="P1"/>
      <text:p text:style-name="P4">Outline:</text:p>
      <text:p text:style-name="P1"/>
      <text:p text:style-name="P5">Introduction:</text:p>
      <text:list xml:id="list1581266801112430369" text:style-name="L1">
        <text:list-item>
          <text:p text:style-name="P2">Need for sensors (link existing work in developed countries)</text:p>
        </text:list-item>
        <text:list-item>
          <text:p text:style-name="P2">History of sensors (short, linking to standards etc.)</text:p>
        </text:list-item>
        <text:list-item>
          <text:p text:style-name="P2">Main challenges (link to the conducted experiments</text:p>
        </text:list-item>
        <text:list-item>
          <text:p text:style-name="P2">Explanation of the study region (large and steep)</text:p>
        </text:list-item>
      </text:list>
      <text:p text:style-name="P1"/>
      <text:p text:style-name="P5">Experiment 1: construction</text:p>
      <text:p text:style-name="P5"/>
      <text:p text:style-name="P5">Experiment 2: time interpolation</text:p>
      <text:p text:style-name="P5"/>
      <text:p text:style-name="P5">Experiment 3: data collection in Aquiares</text:p>
      <text:p text:style-name="P5"/>
      <text:p text:style-name="P5">Conclusions</text:p>
      <text:p text:style-name="P5"/>
      <text:p text:style-name="P5">Discussion</text:p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32:30.163933033</meta:creation-date>
    <dc:date>2014-09-01T15:39:42.352087727</dc:date>
    <meta:editing-duration>P0D</meta:editing-duration>
    <meta:editing-cycles>1</meta:editing-cycles>
    <meta:document-statistic meta:table-count="0" meta:image-count="0" meta:object-count="0" meta:page-count="1" meta:paragraph-count="12" meta:word-count="55" meta:character-count="369" meta:non-whitespace-character-count="330"/>
    <meta:generator>LibreOffice/4.2.4.2$Linux_X86_64 LibreOffice_project/420m0$Build-2</meta:generator>
  </office:meta>
</office:document-meta>
</file>